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FA00000177BCA9A6D3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509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28.1000003814697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style:font-name="標楷體2" fo:font-size="60pt" style:font-name-asian="標楷體2" style:font-size-asian="60pt" style:font-size-complex="60pt"/>
    </style:style>
    <style:style style:name="T2" style:family="text">
      <style:text-properties style:font-name="標楷體2" fo:font-size="28pt" style:font-name-asian="標楷體2" style:font-size-asian="28pt" style:font-size-complex="2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為何學程式</text:span><text:span text:style-name="T1">?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5</text:span><text:span text:style-name="T2">年 </text:span><text:span text:style-name="T2">9 </text:span><text:span text:style-name="T2">月</text:span><text:span text:style-name="T2">1</text:span><text:span text:style-name="T2">日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為什麼要學程式呢?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爸媽說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因為你看，那個比爾蓋茲和賈伯斯都很有錢，他們都是學程式的。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老師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因為你進了資工系，要歐趴就要學程式。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學長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資工系不會寫程式會被人家笑的。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但是我連甚麼是程式都不知道阿？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嗎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讓我舉一個例子來說明甚麼是程式好了。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學過英文嗎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學過啊，那還用說?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你學英文幹嘛呢?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恩、我想一想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就用來和外國人溝通，並吸收國外的思想囉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學英文的目的和學程式很像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學英文可以和老外溝通</text:p>
              </text:list-item>
              <text:list-item>
                <text:p>學程式可以和電腦溝通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你學會程式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你可以命令電腦幫你做事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有一位同學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玩電動：被電腦控制<text:line-break/></text:p>
              </text:list-item>
              <text:list-item>
                <text:p>寫程式：控制電腦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樣啊？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那又玩電動又寫程式呢？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恩、那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人機一體化囉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人機一體化?</text:p>
          </draw:text-box>
        </draw:frame>
        <draw:frame draw:style-name="gr2" draw:text-style-name="P6" draw:layer="layout" svg:width="9.6cm" svg:height="14.4cm" svg:x="8.8cm" svg:y="5.2cm">
          <draw:image xlink:href="Pictures/10000000000000FA00000177BCA9A6D3.png" xlink:type="simple" xlink:show="embed" xlink:actuate="onLoad">
            <text:p/>
          </draw:image>
        </draw:frame>
        <draw:frame draw:style-name="gr3" draw:text-style-name="P7" draw:layer="layout" svg:width="25cm" svg:height="1.759cm" svg:x="2cm" svg:y="19.636cm">
          <draw:text-box>
            <text:p>圖片來源：https://zh.wikipedia.org/wiki/%E9%8B%BC%E9%90%B5%E4%BA%BA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恩、那該怎麼學程式呢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嗎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請問你怎麼學英文的呢？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怎麼學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從字母開始，然後學詞彙、句子、文法....</text:p>
              </text:list-item>
              <text:list-item>
                <text:p>接著就看文章、寫文章...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同樣的、學程式也很類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你需要學習程式的「詞彙、句子、文法」</text:p>
              </text:list-item>
              <text:list-item>
                <text:p>然後看程式、寫程式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也有些不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學英文一定要找機會講<text:line-break/></text:p>
              </text:list-item>
              <text:list-item>
                <text:p>學程式一定要動手去寫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程式是門實務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別再用死記的方式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就像你學游泳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絕對不可能只看書就會了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要學會游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一定要下水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要學會程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一定要用電腦寫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寫完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一定要執行看看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看看執行的結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是否如你所預期的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不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就要除錯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除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專業術語是 debug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當你學會基本的程式之後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2">
              <text:list-item>
                <text:p text:style-name="P8"><text:span text:style-name="T4">要進一步培養「程式思維」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喔!</text:p>
          </draw:text-box>
        </draw:frame>
        <draw:frame presentation:style-name="pr6" draw:layer="layout" svg:width="25.199cm" svg:height="18.494cm" svg:x="1.4cm" svg:y="6.014cm" presentation:class="outline">
          <draw:text-box>
            <text:p>甚麼是<text:span text:style-name="T4">「程式思維</text:span><text:span text:style-name="T4">」呢</text:span><text:span text:style-name="T4">?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恩！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所謂的程式思維嘛，有點難解釋。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基本上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就是當你碰到一個問題時</text:p>
              </text:list-item>
              <text:list-item>
                <text:p>可以把它轉換為程式的能力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能力主要包含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精確定義問題的能力</text:p>
              </text:list-item>
              <text:list-item>
                <text:p>分解的能力</text:p>
              </text:list-item>
              <text:list-item>
                <text:p>組合的能力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因為電腦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只能執行很簡單的一些動作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將一個複雜問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變成程式碼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必須先清楚的界定問題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然後將問題拆解成子問題</text:span></text:p>
              </text:list-item>
              <text:list-item>
                <text:p text:style-name="P5"><text:span text:style-name="T3">接著為每個子問題撰寫程式</text:span></text:p>
              </text:list-item>
              <text:list-item>
                <text:p text:style-name="P5"><text:span text:style-name="T3">最後將這些程式組合回來</text:span></text:p>
              </text:list-item>
              <text:list-item>
                <text:p text:style-name="P5"><text:span text:style-name="T3">解決原本的複雜問題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就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所謂的程式思維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現在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你已經知道那些學程式該知道的原則了。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開始上路吧！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選擇一個適合你的語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找出他的開發工具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開始閱讀、撰寫、執行</text:p>
              </text:list-item>
              <text:list-item>
                <text:p>除錯、修改、再執行</text:p>
              </text:list-item>
              <text:list-item>
                <text:p>…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路前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請記得一件事!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沒有人天生就會寫程式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當你碰到過不去的瓶頸時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請別灰心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仔細想想問題在哪？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仔細看看哪裡有錯。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通常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2">
              <text:list-item>
                <text:p text:style-name="P5"><text:span text:style-name="T3">開發環境會給你一些錯誤訊息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記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別忽略這些訊息！</text:p>
              </text:list-item>
              <text:list-item>
                <text:p>這些訊息常常對除錯很有幫助。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真的卡住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你可以先問問旁邊的同學</text:p>
              </text:list-item>
              <text:list-item>
                <text:p>再不行的話，問問學長前輩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是上課時間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就直接問你的老師吧！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是我的學生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歡迎直接問我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畢竟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老師的責任，就是幫助你順利的學習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可以問我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任何有關程式的問題</text:p>
              </text:list-item>
              <text:list-item>
                <text:p>與任何無關程式的問題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可以透過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2">
              <text:list-item>
                <text:p text:style-name="P5"><text:span text:style-name="T3">上課時面對面提問</text:span></text:p>
              </text:list-item>
              <text:list-item>
                <text:p text:style-name="P5"><text:span text:style-name="T3">或者下課後用</text:span><text:span text:style-name="T3">facebook</text:span><text:span text:style-name="T3">來問我</text:span></text:p>
              </text:list-item>
              <text:list-item>
                <text:p text:style-name="P5"><text:span text:style-name="T3">都很歡迎！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記得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2">
              <text:list-item>
                <text:p text:style-name="P5"><text:span text:style-name="T3">最好利用上課時間問</text:span></text:p>
              </text:list-item>
              <text:list-item>
                <text:p text:style-name="P5"><text:span text:style-name="T3">問的時候先執行你的程式給我看</text:span></text:p>
              </text:list-item>
              <text:list-item>
                <text:p text:style-name="P5"><text:span text:style-name="T3">因為面對面是最有效率的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我並非頂尖的程式大師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通常我可以在一分鐘內看出你程式的錯誤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、別害羞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寫程式卡住的時候</text:p>
              </text:list-item>
              <text:list-item>
                <text:p>除錯除不出來的時候</text:p>
              </text:list-item>
              <text:list-item>
                <text:p>觀念想不通的時候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記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問我</text:p>
              </text:list-item>
              <text:list-item>
                <text:p>問我</text:p>
              </text:list-item>
              <text:list-item>
                <text:p>問我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我的學生們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歡迎問我！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如果你不是我的學生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2">
              <text:list-item>
                <text:p text:style-name="P5"><text:span text:style-name="T3">我不見得有辦法提供免費諮詢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這可是我學生專有的特權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千萬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別浪費這個特權！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問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2">
              <text:list-item>
                <text:p>問就對了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09-01T11:49:04.896000000</dc:date>
    <meta:editing-duration>PT3H35M41S</meta:editing-duration>
    <meta:editing-cycles>44</meta:editing-cycles>
    <meta:generator>LibreOffice/4.4.1.2$Windows_x86 LibreOffice_project/45e2de17089c24a1fa810c8f975a7171ba4cd432</meta:generator>
    <meta:document-statistic meta:object-count="296"/>
  </office:meta>
</office:document-meta>
</file>